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Liberation Serif" fo:font-size="11pt" fo:language="en" fo:country="US" officeooo:rsid="001b06c2" officeooo:paragraph-rsid="001b06c2" style:font-size-asian="11pt" style:font-size-complex="11pt"/>
    </style:style>
    <style:style style:name="P2" style:family="paragraph" style:parent-style-name="Text_20_body">
      <style:text-properties style:font-name="Liberation Serif" fo:font-size="11pt" fo:language="en" fo:country="US" officeooo:rsid="001b06c2" officeooo:paragraph-rsid="001b06c2" style:font-size-asian="11pt" style:font-size-complex="11pt"/>
    </style:style>
    <style:style style:name="P3" style:family="paragraph" style:parent-style-name="Text_20_body">
      <style:text-properties style:font-name="Liberation Serif" fo:font-size="11pt" fo:language="en" fo:country="US" officeooo:rsid="001ba5af" officeooo:paragraph-rsid="001ba5af" style:font-size-asian="11pt" style:font-size-complex="11pt"/>
    </style:style>
    <style:style style:name="P4" style:family="paragraph" style:parent-style-name="Text_20_body">
      <style:text-properties style:font-name="Liberation Serif" fo:font-size="11pt" fo:language="en" fo:country="US" fo:font-weight="bold" officeooo:rsid="001ba5af" officeooo:paragraph-rsid="001ba5af" style:font-size-asian="11pt" style:font-weight-asian="bold" style:font-size-complex="11pt" style:font-weight-complex="bold"/>
    </style:style>
    <style:style style:name="P5" style:family="paragraph" style:parent-style-name="Text_20_body">
      <style:text-properties style:font-name="Liberation Serif" fo:font-size="11pt" fo:language="en" fo:country="US" fo:font-weight="bold" officeooo:rsid="00216194" officeooo:paragraph-rsid="00216194" style:font-size-asian="11pt" style:font-weight-asian="bold" style:font-size-complex="11pt" style:font-weight-complex="bold"/>
    </style:style>
    <style:style style:name="P6" style:family="paragraph" style:parent-style-name="Text_20_body">
      <style:text-properties style:font-name="Liberation Serif" fo:font-size="11pt" fo:language="en" fo:country="US" fo:font-weight="bold" officeooo:rsid="00223e90" officeooo:paragraph-rsid="00223e90" style:font-size-asian="11pt" style:font-weight-asian="bold" style:font-size-complex="11pt" style:font-weight-complex="bold"/>
    </style:style>
    <style:style style:name="P7" style:family="paragraph" style:parent-style-name="Text_20_body">
      <style:text-properties style:font-name="Liberation Serif" fo:font-size="11pt" fo:language="en" fo:country="US" fo:font-weight="bold" officeooo:rsid="00273ca8" officeooo:paragraph-rsid="002c0a8c" style:font-size-asian="11pt" style:font-weight-asian="bold" style:font-size-complex="11pt" style:font-weight-complex="bold"/>
    </style:style>
    <style:style style:name="P8" style:family="paragraph" style:parent-style-name="Text_20_body">
      <style:text-properties style:font-name="Liberation Serif" fo:font-size="11pt" fo:language="en" fo:country="US" fo:font-weight="normal" officeooo:rsid="001c1115" officeooo:paragraph-rsid="001c1115" style:font-size-asian="11pt" style:font-weight-asian="normal" style:font-size-complex="11pt" style:font-weight-complex="normal"/>
    </style:style>
    <style:style style:name="P9" style:family="paragraph" style:parent-style-name="Text_20_body">
      <style:text-properties style:font-name="Liberation Serif" fo:font-size="11pt" fo:language="en" fo:country="US" fo:font-weight="normal" officeooo:rsid="001dceff" officeooo:paragraph-rsid="001dceff" style:font-size-asian="11pt" style:font-weight-asian="normal" style:font-size-complex="11pt" style:font-weight-complex="normal"/>
    </style:style>
    <style:style style:name="P10" style:family="paragraph" style:parent-style-name="Text_20_body">
      <style:text-properties style:font-name="Liberation Serif" fo:font-size="11pt" fo:language="en" fo:country="US" fo:font-weight="normal" officeooo:rsid="001ec0e3" officeooo:paragraph-rsid="00216194" style:font-size-asian="11pt" style:font-weight-asian="normal" style:font-size-complex="11pt" style:font-weight-complex="normal"/>
    </style:style>
    <style:style style:name="P11" style:family="paragraph" style:parent-style-name="Text_20_body">
      <style:text-properties style:font-name="Liberation Serif" fo:font-size="11pt" fo:language="en" fo:country="US" fo:font-weight="normal" officeooo:rsid="00223e90" officeooo:paragraph-rsid="00223e90" style:font-size-asian="11pt" style:font-weight-asian="normal" style:font-size-complex="11pt" style:font-weight-complex="normal"/>
    </style:style>
    <style:style style:name="P12"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style:font-name="Liberation Serif" fo:font-size="11pt" fo:language="en" fo:country="US" fo:font-weight="normal" officeooo:rsid="00223e90" officeooo:paragraph-rsid="00223e90" style:font-size-asian="11pt" style:font-weight-asian="normal" style:font-size-complex="11pt" style:font-weight-complex="normal"/>
    </style:style>
    <style:style style:name="P13" style:family="paragraph" style:parent-style-name="Text_20_body">
      <style:text-properties style:font-name="Liberation Serif" fo:font-size="11pt" fo:language="en" fo:country="US" fo:font-weight="normal" officeooo:rsid="00223e90" officeooo:paragraph-rsid="002aa657" style:font-size-asian="11pt" style:font-weight-asian="normal" style:font-size-complex="11pt" style:font-weight-complex="normal"/>
    </style:style>
    <style:style style:name="P14" style:family="paragraph" style:parent-style-name="Text_20_body">
      <style:text-properties style:font-name="Liberation Serif" fo:font-size="11pt" fo:language="en" fo:country="US" fo:font-weight="normal" officeooo:rsid="0024cd5e" officeooo:paragraph-rsid="002cb4ba" style:font-size-asian="11pt" style:font-weight-asian="normal" style:font-size-complex="11pt" style:font-weight-complex="normal"/>
    </style:style>
    <style:style style:name="P15" style:family="paragraph" style:parent-style-name="Text_20_body">
      <style:text-properties style:font-name="Liberation Serif" fo:font-size="11pt" fo:language="en" fo:country="US" fo:font-weight="normal" officeooo:rsid="00273ca8" officeooo:paragraph-rsid="002c0a8c" style:font-size-asian="11pt" style:font-weight-asian="normal" style:font-size-complex="11pt" style:font-weight-complex="normal"/>
    </style:style>
    <style:style style:name="P16" style:family="paragraph" style:parent-style-name="Text_20_body">
      <style:paragraph-properties fo:margin-top="0cm" fo:margin-bottom="0.046cm" style:contextual-spacing="false"/>
      <style:text-properties style:font-name="Liberation Serif" fo:font-size="11pt" fo:language="en" fo:country="US" fo:font-weight="normal" officeooo:rsid="00273ca8" officeooo:paragraph-rsid="00273ca8" style:font-size-asian="11pt" style:font-weight-asian="normal" style:font-size-complex="11pt" style:font-weight-complex="normal"/>
    </style:style>
    <style:style style:name="P17" style:family="paragraph" style:parent-style-name="Text_20_body">
      <loext:graphic-properties draw:fill="none"/>
      <style:paragraph-properties fo:margin-left="1cm" fo:margin-right="0cm" fo:margin-top="0cm" fo:margin-bottom="0.247cm" style:contextual-spacing="false" fo:line-height="115%" fo:text-indent="0cm" style:auto-text-indent="false" fo:background-color="transparent"/>
      <style:text-properties style:font-name="Liberation Serif" fo:font-size="11pt" fo:language="en" fo:country="US" fo:font-weight="normal" officeooo:rsid="002aa657" officeooo:paragraph-rsid="002aa657" style:font-size-asian="11pt" style:font-weight-asian="normal" style:font-size-complex="11pt" style:font-weight-complex="normal"/>
    </style:style>
    <style:style style:name="P18" style:family="paragraph" style:parent-style-name="Text_20_body" style:master-page-name="">
      <loext:graphic-properties draw:fill="none"/>
      <style:paragraph-properties fo:margin-left="1cm" fo:margin-right="0cm" fo:margin-top="0cm" fo:margin-bottom="0.247cm" style:contextual-spacing="false" fo:line-height="115%" fo:text-align="start" style:justify-single-word="false" fo:text-indent="0cm" style:auto-text-indent="false" style:page-number="auto" fo:background-color="transparent"/>
      <style:text-properties style:font-name="Liberation Serif" fo:font-size="11pt" fo:language="en" fo:country="US" fo:font-weight="normal" officeooo:rsid="002e6623" officeooo:paragraph-rsid="002e6623" style:font-size-asian="11pt" style:font-weight-asian="normal" style:font-size-complex="11pt" style:font-weight-complex="normal"/>
    </style:style>
    <style:style style:name="P19" style:family="paragraph" style:parent-style-name="Text_20_body">
      <loext:graphic-properties draw:fill="none"/>
      <style:paragraph-properties fo:margin-left="1cm" fo:margin-right="0cm" fo:margin-top="0cm" fo:margin-bottom="0.247cm" style:contextual-spacing="false" fo:line-height="115%" fo:text-align="start" style:justify-single-word="false" fo:text-indent="0cm" style:auto-text-indent="false" fo:background-color="transparent"/>
      <style:text-properties style:font-name="Liberation Serif" fo:font-size="11pt" fo:language="en" fo:country="US" fo:font-weight="normal" officeooo:rsid="002e6623" officeooo:paragraph-rsid="002e6623" style:font-size-asian="11pt" style:font-weight-asian="normal" style:font-size-complex="11pt" style:font-weight-complex="normal"/>
    </style:style>
    <style:style style:name="P20" style:family="paragraph" style:parent-style-name="Text_20_body">
      <style:text-properties style:font-name="Liberation Serif" fo:font-size="11pt" fo:language="en" fo:country="US" fo:font-weight="normal" officeooo:rsid="002e6623" officeooo:paragraph-rsid="002e6623" style:font-size-asian="11pt" style:font-weight-asian="normal" style:font-size-complex="11pt" style:font-weight-complex="normal"/>
    </style:style>
    <style:style style:name="P21" style:family="paragraph" style:parent-style-name="Text_20_body">
      <style:text-properties style:font-name="Liberation Serif" fo:font-size="11pt" fo:language="en" fo:country="US" fo:font-weight="normal" officeooo:rsid="002f6983" officeooo:paragraph-rsid="002f6983" style:font-size-asian="11pt" style:font-weight-asian="normal" style:font-size-complex="11pt" style:font-weight-complex="normal"/>
    </style:style>
    <style:style style:name="P22" style:family="paragraph" style:parent-style-name="Text_20_body" style:list-style-name="L1">
      <style:paragraph-properties fo:margin-top="0cm" fo:margin-bottom="0.046cm" style:contextual-spacing="false"/>
      <style:text-properties style:font-name="Liberation Serif" fo:font-size="11pt" fo:language="en" fo:country="US" fo:font-weight="normal" officeooo:rsid="002f6983" officeooo:paragraph-rsid="002f6983" style:font-size-asian="11pt" style:font-weight-asian="normal" style:font-size-complex="11pt" style:font-weight-complex="normal"/>
    </style:style>
    <style:style style:name="P23" style:family="paragraph" style:parent-style-name="Text_20_body" style:list-style-name="L3">
      <loext:graphic-properties draw:fill="none"/>
      <style:paragraph-properties fo:margin-top="0cm" fo:margin-bottom="0.247cm" style:contextual-spacing="false" fo:line-height="115%" fo:background-color="transparent"/>
      <style:text-properties style:font-name="Liberation Serif" fo:font-size="11pt" fo:language="en" fo:country="US" fo:font-weight="normal" officeooo:rsid="0031348f" officeooo:paragraph-rsid="0031348f" style:font-size-asian="11pt" style:font-weight-asian="normal" style:font-size-complex="11pt" style:font-weight-complex="normal"/>
    </style:style>
    <style:style style:name="P24" style:family="paragraph" style:parent-style-name="Text_20_body">
      <style:text-properties style:font-name="Liberation Serif" fo:font-size="11pt" fo:language="en" fo:country="US" fo:font-weight="normal" officeooo:rsid="003729b4" officeooo:paragraph-rsid="003729b4" style:font-size-asian="11pt" style:font-weight-asian="normal" style:font-size-complex="11pt" style:font-weight-complex="normal"/>
    </style:style>
    <style:style style:name="P25" style:family="paragraph" style:parent-style-name="Text_20_body" style:list-style-name="L4">
      <style:text-properties style:font-name="Liberation Serif" fo:font-size="11pt" fo:language="en" fo:country="US" fo:font-weight="normal" officeooo:rsid="003729b4" officeooo:paragraph-rsid="003729b4" style:font-size-asian="11pt" style:font-weight-asian="normal" style:font-size-complex="11pt" style:font-weight-complex="normal"/>
    </style:style>
    <style:style style:name="P26" style:family="paragraph" style:parent-style-name="Text_20_body">
      <style:text-properties style:font-name="Liberation Serif" fo:font-size="11pt" fo:language="en" fo:country="US" fo:font-weight="normal" officeooo:rsid="003b5995" officeooo:paragraph-rsid="003b5995" style:font-size-asian="11pt" style:font-weight-asian="normal" style:font-size-complex="11pt" style:font-weight-complex="normal"/>
    </style:style>
    <style:style style:name="P27" style:family="paragraph" style:parent-style-name="Text_20_body">
      <style:text-properties style:font-name="Liberation Serif" fo:font-size="11pt" fo:language="en" fo:country="US" fo:font-weight="normal" officeooo:rsid="003b5995" officeooo:paragraph-rsid="003bcc4b" style:font-size-asian="11pt" style:font-weight-asian="normal" style:font-size-complex="11pt" style:font-weight-complex="normal"/>
    </style:style>
    <style:style style:name="P28" style:family="paragraph" style:parent-style-name="Text_20_body">
      <style:text-properties style:font-name="Liberation Serif" fo:font-size="11pt" fo:language="en" fo:country="US" fo:font-weight="normal" officeooo:rsid="003ed62d" officeooo:paragraph-rsid="003ed62d" style:font-size-asian="11pt" style:font-weight-asian="normal" style:font-size-complex="11pt" style:font-weight-complex="normal"/>
    </style:style>
    <style:style style:name="P29" style:family="paragraph" style:parent-style-name="Text_20_body" style:list-style-name="L2">
      <loext:graphic-properties draw:fill="none"/>
      <style:paragraph-properties fo:margin-top="0cm" fo:margin-bottom="0.247cm" style:contextual-spacing="false" fo:line-height="115%" fo:background-color="transparent"/>
      <style:text-properties officeooo:paragraph-rsid="002aa657"/>
    </style:style>
    <style:style style:name="T1" style:family="text">
      <style:text-properties officeooo:rsid="001ba5af"/>
    </style:style>
    <style:style style:name="T2" style:family="text">
      <style:text-properties officeooo:rsid="001c1115"/>
    </style:style>
    <style:style style:name="T3" style:family="text">
      <style:text-properties officeooo:rsid="001dceff"/>
    </style:style>
    <style:style style:name="T4" style:family="text">
      <style:text-properties fo:font-weight="bold" style:font-weight-asian="bold" style:font-weight-complex="bold"/>
    </style:style>
    <style:style style:name="T5" style:family="text">
      <style:text-properties fo:font-weight="bold" officeooo:rsid="001fdaf0" style:font-weight-asian="bold" style:font-weight-complex="bold"/>
    </style:style>
    <style:style style:name="T6" style:family="text">
      <style:text-properties fo:font-weight="bold" officeooo:rsid="00216194" style:font-weight-asian="bold" style:font-weight-complex="bold"/>
    </style:style>
    <style:style style:name="T7" style:family="text">
      <style:text-properties fo:font-weight="bold" officeooo:rsid="00273ca8" style:font-weight-asian="bold" style:font-weight-complex="bold"/>
    </style:style>
    <style:style style:name="T8" style:family="text">
      <style:text-properties fo:font-weight="bold" officeooo:rsid="002f6983" style:font-weight-asian="bold" style:font-weight-complex="bold"/>
    </style:style>
    <style:style style:name="T9" style:family="text">
      <style:text-properties officeooo:rsid="001ec0e3"/>
    </style:style>
    <style:style style:name="T10" style:family="text">
      <style:text-properties officeooo:rsid="001fdaf0"/>
    </style:style>
    <style:style style:name="T11" style:family="text">
      <style:text-properties officeooo:rsid="00273ca8"/>
    </style:style>
    <style:style style:name="T12" style:family="text">
      <style:text-properties officeooo:rsid="002aa657"/>
    </style:style>
    <style:style style:name="T13" style:family="text">
      <style:text-properties officeooo:rsid="002c0a8c"/>
    </style:style>
    <style:style style:name="T14" style:family="text">
      <style:text-properties officeooo:rsid="002cb4ba"/>
    </style:style>
    <style:style style:name="T15" style:family="text">
      <style:text-properties officeooo:rsid="002d3c54"/>
    </style:style>
    <style:style style:name="T16" style:family="text">
      <style:text-properties style:font-name="Liberation Serif" fo:font-size="11pt" fo:language="en" fo:country="US" fo:font-weight="normal" officeooo:rsid="003052cc" style:font-size-asian="11pt" style:font-weight-asian="normal" style:font-size-complex="11pt" style:font-weight-complex="normal"/>
    </style:style>
    <style:style style:name="T17" style:family="text">
      <style:text-properties style:font-name="Liberation Serif" fo:font-size="11pt" fo:language="en" fo:country="US" fo:font-weight="normal" officeooo:rsid="00330a7f" style:font-size-asian="11pt" style:font-weight-asian="normal" style:font-size-complex="11pt" style:font-weight-complex="normal"/>
    </style:style>
    <style:style style:name="T18" style:family="text">
      <style:text-properties style:font-name="Liberation Serif" fo:font-size="11pt" fo:language="en" fo:country="US" fo:font-weight="bold" officeooo:rsid="003052cc" style:font-size-asian="11pt" style:font-weight-asian="bold" style:font-size-complex="11pt" style:font-weight-complex="bold"/>
    </style:style>
    <style:style style:name="T19" style:family="text">
      <style:text-properties officeooo:rsid="002ea046"/>
    </style:style>
    <style:style style:name="T20" style:family="text">
      <style:text-properties officeooo:rsid="002f6983"/>
    </style:style>
    <style:style style:name="T21" style:family="text">
      <style:text-properties officeooo:rsid="00330a7f"/>
    </style:style>
    <style:style style:name="T22" style:family="text">
      <style:text-properties officeooo:rsid="00347dd4"/>
    </style:style>
    <style:style style:name="T23" style:family="text">
      <style:text-properties officeooo:rsid="00357bf0"/>
    </style:style>
    <style:style style:name="T24" style:family="text">
      <style:text-properties officeooo:rsid="00374993"/>
    </style:style>
    <style:style style:name="T25" style:family="text">
      <style:text-properties officeooo:rsid="00392dd0"/>
    </style:style>
    <style:style style:name="T26" style:family="text">
      <style:text-properties officeooo:rsid="003a563c"/>
    </style:style>
    <style:style style:name="T27" style:family="text">
      <style:text-properties officeooo:rsid="0042549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n understanding types, data abstraction and polymorphism</text:h>
      <text:p text:style-name="P2">Luca Cardelli and Peter Wegner</text:p>
      <text:p text:style-name="P2">1. From untyped to typed universes</text:p>
      <text:p text:style-name="P2">1.1. Organizing Untyped Universes</text:p>
      <text:p text:style-name="P2">Why types are needed in programming languages? An untyped environment means that there is only one type. <text:span text:style-name="T1">For example, the bit strings in memory are untyped because everything has to be represented ultimately in bit strings: pointers, numbers, lists, programs and data, all are bit strings. The meaning comes from the outside context. In LISP everything is a S-Expression, and can be either data o programs.</text:span></text:p>
      <text:p text:style-name="P3">As soon as we start working in an untyped universe, we begin to organize it in different ways for different pu<text:span text:style-name="T15">r</text:span>poses.</text:p>
      <text:p text:style-name="P4">Types arise in any domain to categorize objects according to their usage and behavior, <text:span text:style-name="T2">the classification of objects according their purpose of use gives a type system. Sets of objects with uniform behavior may be named and referred to as types. </text:span><text:span text:style-name="T3">(473) </text:span><text:span text:style-name="T19">Type partially specifies behavior and intended usage of associated values (477).</text:span></text:p>
      <text:p text:style-name="P4">The usefulness of a type system lies not only in the set of types that can be represented, but also in the kinds of relationships among types that can be expressed. The ability to express relations among types involves some ability to perform computations on types to determine whether they satisfy the desired relationship. Such computations could, in principle, be as powerful as computations performable on values. <text:span text:style-name="T26">(483).</text:span></text:p>
      <text:p text:style-name="P4"/>
      <text:p text:style-name="P8">Outside interpretation can give us tools to see an untyped universe as a typed one. But this can lead to the violation of the type distinctions.</text:p>
      <text:p text:style-name="P9">1.2 Static and Strong Typing</text:p>
      <text:p text:style-name="P9">In programming, type systems allows to avoid embarrassing questions about representations. In math and programming, types impose constrains that help to enforce correctness. It helps to eliminate logical inconsistencies from untyped universes.</text:p>
      <text:p text:style-name="P9"><text:span text:style-name="T4">In programming, typing impose constraints on object interaction that prevent objects (in this case, sets) from inconsistent interaction with other objects (</text:span>474) <text:span text:style-name="T9">Objects of a given type have a representation that respects the expected properties of the data type. The representation is chosen to make it easy to perform expected operations on data objects. Breaking the type system allows a data <text:s/>representation to be manipulated in ways that were not intended.</text:span></text:p>
      <text:p text:style-name="P10">A s<text:span text:style-name="T4">tatic type structure</text:span> is imposed to prevent violations of the type system. Types are associated with constants, operators, variables and function symbols. A type inference system can be used to infer the types of expressions when little or no type information is given explicitly. <text:span text:style-name="T10">Sometimes, the type system requires both a valid declaration and a correct use. Programming languages in which a declaration is made for every variable is of a static type. It means in last instance that </text:span><text:span text:style-name="T5">all variables and expressions are bound to type at compile time. </text:span></text:p>
      <text:p text:style-name="P5">A weaker requirement is that all expressions are guaranteed to be type consistent although type may be statically unknown. Languages where all expressions have to be consistently typed are <text:s/>called strongly typed.</text:p>
      <text:p text:style-name="P11"><text:span text:style-name="T6">S</text:span><text:span text:style-name="T4">trongly typed languages may be too rigid and limit expressiveness from programmer. It also may limit some algorithms that rely in identifying general structures rather than an specific data type.</text:span></text:p>
      <text:p text:style-name="P11"><text:soft-page-break/>1.3 Kinds of Polymorphism (475)</text:p>
      <text:p text:style-name="P11">A <text:span text:style-name="T4">monomorphic language</text:span>, every value and variable can be interpreted to be of one and only one type. <text:span text:style-name="T23">However, this does not mean that we cannot find exceptions to monomorphism.</text:span></text:p>
      <text:p text:style-name="P11"><text:span text:style-name="T4">Polymorphic languages </text:span>some values and variables may have more than one type. Polymorphic functions are functions whose operands can have more than one type. Polymorphic types may be defined as types whose operations are applicable to operands of more than one type. <text:span text:style-name="T19">Polymorphism makes sense only in languages with a very clear notion of both type and value. There must be a distinction between the inherent type of an object and the apparent type of its syntactic representations.</text:span></text:p>
      <text:p text:style-name="P6"/>
      <text:p text:style-name="P14"><text:span text:style-name="T4">We refine this classification of polymorphism. First, we propose two big types: universal polymorphism and ad-hoc polymorphism. Inside these categories, then we ascribe </text:span><text:span text:style-name="T7">the already mentioned categories and also new ones.</text:span></text:p>
      <text:p text:style-name="P7"/>
      <text:p text:style-name="P15"><text:span text:style-name="T4">Universally polymorphic </text:span>functions will normally work in an infinite number of types (all the types having a common structure), A universally polymorphic function will execute the same code for arguments of any admissible type. <text:span text:style-name="T13">Parametric and inclusion polymorphism are classified as the two major subcategories of universal polymorphism. </text:span><text:span text:style-name="T21">Universal polymorphism can be think about as true polymorphism.</text:span></text:p>
      <text:p text:style-name="P12"><text:span text:style-name="T4">Parametric polymorphism</text:span> is obtained when a function works uniformly on a range of types, the types normally exhibit some common structure. <text:span text:style-name="T11">It is called parametric because the uniformity of type structure is achieved through type parameters, but uniformity also can be achieved in different ways and this would be universal category. In parametric polymorphism, </text:span>a polymorphic function has an implicit or explicit type parameter which determines the type of the argument for each application of that function. <text:span text:style-name="T14">The functions that exhibit parametric polymorphism, are also called generic functions. A generic function is one that can work for argument of many types, generally doing the same kind of work independently of the argument type. If we consider a generic function to be a single value, it has many functional types and then it is polymorphic. </text:span><text:span text:style-name="T21">The output type is dependent on the input type. Parametric polymorphism is the purest form of polymorphism, the same object or function can be used uniformly in different type contexts without changes, coercions or any kind of run-time tests or special encodings or representations (478).</text:span><text:span text:style-name="T22">This requires that all data be handled uniformly.</text:span></text:p>
      <text:list xml:id="list1728661287" text:style-name="L3">
        <text:list-item>
          <text:p text:style-name="P23"><text:span text:style-name="T4">Value sharing </text:span>is a special case of parametric polymorphism. We could think of the symbol nil as being heavily overloaded, but this would be some strange kind of open-ended overloading, since nil is a valid element of an infinite collection of types which have not even been declared yet. We could also think that there is a nil for every type. <text:span text:style-name="T21">The fact that an object having many types is uniformly represented for all types is characteristic of parametric polymorphism.</text:span></text:p>
        </text:list-item>
      </text:list>
      <text:p text:style-name="P17"><text:span text:style-name="T4">Inclusion polymorphism</text:span> In inclusion polymorphism an object can be viewed as belonging to many different classes that need not be disjoint; that is, there may be inclusion of classes. These two views of universal polymorphism are not unrelated, but are sufficiently distinct in theory and in practice to deserve different names.</text:p>
      <text:list xml:id="list1476472842" text:style-name="L2">
        <text:list-item>
          <text:p text:style-name="P29"><text:span text:style-name="T18">Subtyping</text:span><text:span text:style-name="T16"> is an instance of of inclusion polymorphism. The idea of a type being a subtype of another type is useful not only for subranges of ordered types but also for more complex structures. </text:span><text:span text:style-name="T17">This is an example of true polymorphism, objects of a subtype can be uniformly manipulated as if belonging to their supertypes.</text:span></text:p>
        </text:list-item>
      </text:list>
      <text:p text:style-name="P13"><text:span text:style-name="T4">Ad—hoc polymorphism </text:span>is obtained when a function works or appears to work on several different types (which may not exhibit a common structure) and may behave in unrelated types for each type. <text:span text:style-name="T11">In a way, an </text:span><text:soft-page-break/><text:span text:style-name="T11">ad-hoc polymorphic function is really a small set of monomorphic functions. whereas an ad-hoc polymorphic function will only on finite set of different and potentially unrelated types. </text:span><text:span text:style-name="T12">An ad-hoc polymorphic function may execute different code for each type of argument. </text:span><text:span text:style-name="T21">Ad-hoc polymorphism is apparent, it disappears in close range.</text:span></text:p>
      <text:p text:style-name="P18"><text:span text:style-name="T4">Overloading polymorphism:</text:span> the same variable name is used to denote different functions and the context is used to decide which function is denoted by a particular instance of the name. Preprocessing of the program will eliminate overloading by giving different names to the different functions, in this sense overloading is just a convenient syntactic abbreviation. <text:span text:style-name="T8">Overloading is a purely syntactic way of using the same name for different semantic objects, the compiler can resolve the ambiguity at compile time and then proceed as usual. (477) </text:span><text:span text:style-name="T21"><text:s/>Overloading is not true polymorphism because we allow a symbol to have many types, but the values denoted by that symbol have distinct and possibly incompatible types. (488)</text:span></text:p>
      <text:p text:style-name="P19"><text:span text:style-name="T4">Coercion polymorphism: </text:span>Is a semantic operation that is needed to convert an argument to the type expected by the function, in a situation that would otherwise result in a type error. Coercions can be provided statically (inserting types at compile time) or dynamically (by run-time tests of the arguments). <text:span text:style-name="T20">Coercion allows the user to omit semantically necessary type conversions. The required type conversions must be determined by the system, inserted in the program and used by the compiler to generate the required type conversion code. Coercions are essentially a form of abbreviation that may reduce program size and improve program readability but may cause dangerous system errors. (477) </text:span><text:span text:style-name="T21">Coercions do not achieve true polymorphism because an operator may appear to accept values of many types, but the values must be converted to some representation before the operator can use them. Hence, the operator really works on (has) only one type. The output type is no longer dependent on the input type.</text:span></text:p>
      <text:p text:style-name="P20">The distinction between coercion and overloading blurs very easily in untyped languages and in interpreted languages.</text:p>
      <text:p text:style-name="P21">Exceptions to monomorphic typing rules:</text:p>
      <text:list xml:id="list3039189656" text:style-name="L1">
        <text:list-item>
          <text:p text:style-name="P22">Overloading. A value may share characteristics of two types at the same time.</text:p>
        </text:list-item>
        <text:list-item>
          <text:p text:style-name="P22">Coercion. A value type can be used when another type is expected and viceversa.</text:p>
        </text:list-item>
        <text:list-item>
          <text:p text:style-name="P22">Subtyping: Elements of a subrange type also belong to superrange types.</text:p>
        </text:list-item>
        <text:list-item>
          <text:p text:style-name="P22">Value sharing: a common value across types.</text:p>
        </text:list-item>
      </text:list>
      <text:p text:style-name="P16"><text:tab/></text:p>
      <text:p text:style-name="P21">These are examples of extensions of a monomorphic type system.</text:p>
      <text:p text:style-name="P24">A language is object oriented if:</text:p>
      <text:list xml:id="list3461246752" text:style-name="L4">
        <text:list-item>
          <text:p text:style-name="P25">Data abstraction. It supports objects that are data abstractions with an interface of named operations and a hidden local state.</text:p>
        </text:list-item>
        <text:list-item>
          <text:p text:style-name="P25">Object types. Objects have an associated object type.</text:p>
        </text:list-item>
        <text:list-item>
          <text:p text:style-name="P25">Type inheritance. Types may inherit attributes from supertypes.</text:p>
        </text:list-item>
      </text:list>
      <text:p text:style-name="P24"><text:span text:style-name="T4">Type expression sublanguage</text:span>s generally include basic types like integer and boolean and composite types like <text:span text:style-name="T24">a</text:span>rrays, records, and procedures constructed from basic types. <text:span text:style-name="T25">(483). The type expression sublanguage can generally be specified by a context-free </text:span>grammar. However, we are interested not only in the syntax of the type expression sublanguage, but also in its semantics. This is, we are interested in what types denote and in relations among type expressions.</text:p>
      <text:p text:style-name="P24"/>
      <text:p text:style-name="P26">3.</text:p>
      <text:p text:style-name="P26"><text:soft-page-break/>T<text:span text:style-name="T4">ypes are a set of values (formal type definition)</text:span></text:p>
      <text:p text:style-name="P27">There is a universe V of all values, containing simple values like integers, data structures like pairs, records and variants, and functions. This is a complete partial order, built by using Scott’s techniques [Scott 19761,but in first approximation we can think of it as just a large set of all possible computable values. A type is a set of elements of V. Not all subsets of V are legal types: They must obey some technical properties. </text:p>
      <text:p text:style-name="P27">The subsets of V obeying such properties are called ideals. All the types found in programming languages are ideals in this sense, so we do not have to worry too much about subsets of V that are not ideals.</text:p>
      <text:p text:style-name="P27">Hence, a type is an ideal, which is a set of values. Moreover, the set of all types (ideals) over V, when ordered by set inclusion, forms a lattice. The top of this lattice is the type Top (the set of all values, i.e., V itself). The bottom of the lattice is, essentially, the empty set (actually, it is the singleton set containing the least element of V).</text:p>
      <text:p text:style-name="P28"><text:span text:style-name="T4">A monomorphic type system</text:span> is one in which each value belongs to at most one type (except for the least element of V which, by definition of ideal, belongs to all types). As types are sets, a value may belong to many types. </text:p>
      <text:p text:style-name="P28"><text:span text:style-name="T4">A polymorphic type system</text:span> is one in which large and interesting collections of values belong to many types. There is also a gray area of mostly monomorphic and almost polymorphic systems, so the definitions are left imprecise, but the important point is that the basic model of ideals over V can explain all these degrees of polymorphism.</text:p>
      <text:p text:style-name="P28">Since types are sets, subtypes simply correspond to subsets. Moreover, the semantic assertion Tl is a subtype of T2 corresponds to the mathematical condition Tl C T2 in the type lattice. This gives a very simple interpretation for subrange types and inheritance, as we shall see in later sections.</text:p>
      <text:p text:style-name="P28">The objective of a language for talking about types is to allow the programmer to name those types that correspond to interesting kinds of behavior. In order to do this, the language contains type constructors, including function type constructors (e.g., type T = Tl + T2) for constructing a function type T from domain and range types Tl, T2. These constructors allow an unbounded number of interesting types to be constructed from a finite set of primitive types.</text:p>
      <text:p text:style-name="P28">We say that a type A is included in or is a subtype of another type B when all the</text:p>
      <text:p text:style-name="P28">values of type A are also values of type B, that is, exactly when A, considered as</text:p>
      <text:p text:style-name="P28">a set of values, is a subset of B. This general notion of inclusion specializes to</text:p>
      <text:p text:style-name="P28">different inclusion rules for different type constructors. In this section we discuss</text:p>
      <text:p text:style-name="P28">inclusions of subranges, records, variants, and function types. Inclusions of</text:p>
      <text:p text:style-name="P28">universally and existentially quantified types are discussed in later sections. <text:span text:style-name="T27">(508).</text:span></text:p>
      <text:p text:style-name="P28"/>
      <text:p text:style-name="P28">In conventional typed languages, the compiler assigns a type to every expression and subexpression. However, the programmer does not have to specify the type of every subexpression of every expression: Type information need only be placed at critical points in a program, and the rest is deduced from the context. This deduction process is called type inference. Typically, type information is given for local variables and for function arguments and results. The type of expressions and statements can then be inferred, given that the type of variables and basic constants is known.</text:p>
      <text:p text:style-name="P28">Type inference is usually done bottom up on expression trees. Given the type of the leaves (variables and constants) and type rules for the ways of combining expressions into bigger expressions, it is possible to deduce the type of whole expressions.</text:p>
      <text:p text:style-name="P28"><text:soft-page-break/>Type inference reduces to type checking when there is so much type information in a program that the type inference task becomes trivial. More precisely, we can talk of type checking when all the type expressions involved in checking a program are already explicitly contained in the program text, that is, when there is no need to generate new type expressions during compilation and all one has to do is match existing type express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5:20:34.322513797</meta:creation-date>
    <dc:date>2024-06-29T14:57:10.682840795</dc:date>
    <meta:editing-duration>PT2H42M32S</meta:editing-duration>
    <meta:editing-cycles>26</meta:editing-cycles>
    <meta:generator>LibreOffice/7.3.7.2$Linux_X86_64 LibreOffice_project/30$Build-2</meta:generator>
    <meta:document-statistic meta:table-count="0" meta:image-count="0" meta:object-count="0" meta:page-count="5" meta:paragraph-count="58" meta:word-count="2360" meta:character-count="14525" meta:non-whitespace-character-count="12225"/>
  </office:meta>
</office:document-meta>
</file>